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Helvetica Neue" fo:font-size="12pt" fo:letter-spacing="normal" fo:font-style="normal" fo:font-weight="normal"/>
    </style:style>
    <style:style style:name="P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fo:letter-spacing="normal"/>
    </style:style>
    <style:style style:name="P3" style:family="paragraph" style:parent-style-name="Heading_20_3">
      <style:paragraph-properties fo:margin-left="0cm" fo:margin-right="0cm" fo:margin-top="0cm" fo:margin-bottom="0.423cm" loext:contextual-spacing="false" fo:line-height="143%" fo:orphans="2" fo:widows="2" fo:text-indent="0cm" style:auto-text-indent="false"/>
      <style:text-properties fo:font-variant="normal" fo:text-transform="none" fo:color="#333333" style:font-name="Helvetica Neue" fo:letter-spacing="normal" fo:font-style="normal" fo:font-weight="bold"/>
    </style:style>
    <style:style style:name="P4" style:family="paragraph" style:parent-style-name="Heading_20_2">
      <style:text-properties fo:font-variant="normal" fo:text-transform="none" fo:color="#333333" style:font-name="Helvetica Neue" fo:letter-spacing="normal" fo:font-style="normal" fo:font-weight="bold"/>
    </style:style>
    <style:style style:name="T1" style:family="text">
      <style:text-properties style:font-name="Helvetica Neue" fo:font-size="12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Buidéal - oíche 2</text:h>
      <text:h text:style-name="P3" text:outline-level="3">Trumpa Maide</text:h>
      <text:p text:style-name="P1">Thagair mé cheana don bhreith dheireanach agus don dóigh a dtáinig sí as an spéir. An tuirlingt sin a bhí i gceist agam, níor tharla sé ach trí seachtainí ó shin. Ar ardán mhín fhéarach a bhí mé i mo sheasamh an lá céanna. An t-ardán seo, is ar an taobh theas den oileán atá sé agus uaidh amach tá radharc breá agat ar an choillidh mhór agus ar an abhainn a théann trí agus í ar a bealach casta chuig Inis na dTorc Dubh. Sin í an abhainn a bheadh mar chonaire uisce ag an bhreitheamh. Ach ní ar an uisce ná ar na crainn a bhí mo shúil á díriú agamsa ach ar na spéartha os cionn na gcrann. Beathach aeir agus a shiúl inár dtreo a tharraing m'aird ar tús.</text:p>
      <text:p text:style-name="P2">“<text:span text:style-name="T1">Cad é an rud amaideach aisteach gan chiall atá tú a dhéanamh leis na méara fada casta s'agat,” a Chime 16 arsa Eochair 3.</text:span></text:p>
      <text:p text:style-name="P1">Seift oibrithe méar a bhí i gceist aige, agus ceann sásta, agus é mar thairbhe aici an radharc a fhágáil i bhfad níos láidre agus níos glinne san té a mbeadh sí ar a thoil aige. Is breá mar chuidiú an tseift í agus rudaí i bhfad uait ina n-ábhar spéise agat - rudaí i spéartha, nó ar mhachairí leithne, ar chnoic faoi néalta, nó go fiú ar réimse fhairsing uisce; ní beag a feidhm ach an oiread mar áis ghliúcaíochta. Ba é an Rúballach an saoi a d'fhoghlaim domhsa í, mac de chuid Chuallacht Bhricreann mar a luaigh mé cheana, mac láidir dá cuid, roimh a dhíbirt aisti.</text:p>
      <text:p text:style-name="P1">Gan mo chleas a mhíniú dó, nó a héifeacht a léiriú dó(bheadh m'athair bródúil asam), lig mé eolas leis nárbh fhada a theacht ina láthair in éagmais mo chuidithe.</text:p>
      <text:p text:style-name="P2">“<text:span text:style-name="T1">Colúr scéala aneas chugaibh, a Choimhéadaí 3,” arsa mise leis go múinte séimh.</text:span></text:p>
      <text:p text:style-name="P2">“<text:span text:style-name="T1">Sin é an t-éan a shocrós cinniúint do charad botháin dó, a chime 16,” ar seisean, “mura bhfuil dul amódh mór ormsa, rud is annamh domh. Ar dhóigh, tá trua agam dó.”</text:span></text:p>
      <text:p text:style-name="P1">Gnáthéanacha an oileáin ar ghéagacha lúbacha luascacha, ar chraobhacha daingne tacúla, ar an toim faoi bhláth, nó go hioscaidí san uisce faoi luachair bhéal an chladaigh, bhí siad ag gabháil ceoil go soineanta leo, agus colúr an scéala ag socrú crúibe ar mhéar chloiche Choimeádaí 1 taobh leis an tseantúr, áit a raibh sé i gceann a chuid dathadóireachta faoi scáil an eabhair a chaitheann an túr mar ghiobal cliúsaíochta, cleas a bhí mar chuid dá ábhar ealaíne, déarfainn. Cleas géarghliúcaíochta an Rúballaigh, a chuidigh liom ar ndóighe obair Choiméadaí 1 a thabhairt isteach i mo cheann.</text:p>
      <text:p text:style-name="P1">Fear fíorealaíonta é Coimheádaí 1. Dhéanfadh a mháthair fear altóra as, cuireadh ar shiúl go hóg é chuig ceann de na tithe móra cloiche léithe ina gcleachtar déanamh fear altóra, ceann i bhfad i gcéin i ndeisceart an domhain, ach fuadaíodh é sula bhfuair sé greim mar is ceart <text:soft-page-break/>ar ealaíon na bhfear altóra. Thángthas suas le lucht a fhuadaithe, ach bhí de thionchar ag a chuid ama ina gcuideachta, gur múchadh cuid den chreideamh ann, agus ní raibh de dhraíocht ag an mháthair an naofacht a mhúscailt ann athuair. Sin é an t-am a chuaigh sé i gceann a scuaibe, i ndiaidh dó cúl a thabhairt le saol na bhfear naofa altóra agus pilleadh ar a fhód dúchais. Ó tharla teach leanna agus trí fheirm a bheith ag a mhuintir, níor ghá dó dul i gceann saothraithe ar bith, tosca a d'fhág am, agus gléas, agus cóir iompair aige agus a chur ar a chumas ceardaíocht agus machnamh na scuab a neartú ann féin. Níor náir leis, ach oiread, más fíor é, tathant ar chuid de na searbhóntaí an cheirteach a fhágáil ar cloich i leataobh uaibh ar urlár an áiléir agus áilleacht aisteach a gcolainne agus a ngéag á saothrú ar chanbhás aige lena scuab aclaí ocrach. Níor shamhail an mháthair bhocht a leithéid de bhuile ealaíne leis riamh go dtí an lá a dtug sí léi aníos na céimeanna casta crochta cloiche bean comharsan a raibh dúil aici i bpictiúir. Ceanglaíodh an bheirt acu go gairid i ndiaidh na cuairte spreagúla sin, agus cuireadh cailín de na searbhóntaí ar an bhealach mhór, ach tháinig a ciall ar ais chuig an bhean chomharsan, pilleadh nach dtáinig ar ais i gcás na máthara: chríochnaigh sí a seal i ngleann seo na ndeor i seomraí boga agus i bpasáistí fada macallacha chaisleán na ngealt, áit ar éirí fuath inti do gach gháire, de réir mar a chluinim. B'éigean do Choimheádaí 1 níos mó oibre faoi na feirmeacha a dhéanamh i ndiaidh dá athair a bhean cheillí a chailleadh do chúis na healaíne. Le theacht an chogaidh ansin, tháinig an treas grá a neadú féin ina chroí, grá don tsaighdiúir agus don tsaighdiúireacht uasal a scaoilfeadh ingne an namhad dínn go deo. Tá mé faoi chomaoin ag an Rúballach don eolas seo; faoi ghlúine a mháthara móire a d'fhoghlaim sé féin é, sa chisteanach s'aici agus a smigead ar éadach a naprúin bhláthbhric. Bhí sé an-mhór léi, cé gur seort amaide í.</text:p>
      <text:p text:style-name="P1">Lá seo cholúr an scéala, ar scor ar bith, bhí gléas agam súil ghéar a dhíriú ar obair Choimheádaí 1 agus a lucht faisnéise á bhaint de chos an éin aige. Bhain sé an buidéal beag di mar chos gur tharraing amach an mionscrolla as. De réir mar a bhí sé á léamh, bhí an scrolla ag dul i bhfad. Fá dheireadh a chuid tarraingthe, toisíodh croitheadh beag ag teacht ina cheann. Neamhghnách go leor an ceann a tá á iompar aige: dá mba theach é, déarfá gur gá staighre crochta a bheith ann; agus aghaidh an chinn sin, déarfá gur de rubar ghlan a rinneadh í, rubar nach raibh riamh mar chuid de chrann de bhunadh na tíre seo. Na beola ba mhó a chuireann in iúl gur nádúr an rubair a tá iontu, agus níor bheag mar bhéile iad, an té a mbeadh fonn air an fheidhm sin a bhaint astu. Rinneadh an clár éadain aige sa dóigh gur chun tosaigh giota a tá sé ar an chuid eile den aghaidh, rud a fhágann fá scáil a páirteanna eile go minic. An ghruaig a fágadh air is cosúil le clúmh éin í, ach na garraithe di dá maireann is breá an pictiúr a ghní siad i gcuideachta a chéile an dóigh a bhfuil siad leagtha amach ar fhearann na cloigne. Fear dóighiúil ar a dhóigh féin atá ann, agus bhí bean bhreá aige, deirtear, gur theith sí. Is locht liom na méar atá air, róghairid agus róchearnógach, mar na méara atá ag Plátón, ball a luaigh mé cheana mar dhuine de Chuallacht Bhricreann. D'ardaigh Coimheádaí 1 cuid de na méara seo gur sháith isteach faoin tseilf láidir fiacal aige gur lig fead toll. D'imigh Coimheádaí 3 ina rith ina threo; níor easnamh liom i mo dhóigh mar imeacht é, agus cé gur imigh mo shúil sa tóir ar a thóin mhór mná agus í ag baint creathadh beag aisti féin os cionn an chosáin lúbaigh agus á <text:soft-page-break/>luascadh féin anonn is anall as baol toim aitinn thall is abhus, níorbh fhada liom a turas uaim i dtreo an túi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Segoe UI', Arial, freesans,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8:52:31.009774289</meta:creation-date>
    <dc:date>2018-04-15T18:53:30.564111527</dc:date>
    <meta:editing-duration>PT1M2S</meta:editing-duration>
    <meta:editing-cycles>1</meta:editing-cycles>
    <meta:document-statistic meta:table-count="0" meta:image-count="0" meta:object-count="0" meta:page-count="3" meta:paragraph-count="11" meta:word-count="1205" meta:character-count="6437" meta:non-whitespace-character-count="5243"/>
    <meta:generator>LibreOffice/6.0.3.2$Linux_X86_64 LibreOffice_project/00m0$Build-2</meta:generator>
  </office:meta>
</office:document-meta>
</file>